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c4ed" officeooo:paragraph-rsid="001cc4e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officeooo:paragraph-rsid="001cc4e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officeooo:paragraph-rsid="001cdd23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officeooo:paragraph-rsid="001f6175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officeooo:paragraph-rsid="00222826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officeooo:paragraph-rsid="00202bc0"/>
    </style:style>
    <style:style style:name="P7" style:family="paragraph" style:parent-style-name="Standard">
      <style:paragraph-properties fo:line-height="150%" fo:text-align="justify" style:justify-single-word="false"/>
      <style:text-properties style:font-name="Arial" officeooo:paragraph-rsid="00240fce"/>
    </style:style>
    <style:style style:name="P8" style:family="paragraph" style:parent-style-name="Standard">
      <style:paragraph-properties fo:line-height="150%" fo:text-align="justify" style:justify-single-word="false"/>
      <style:text-properties style:font-name="Arial" officeooo:paragraph-rsid="00260bc7"/>
    </style:style>
    <style:style style:name="P9" style:family="paragraph" style:parent-style-name="Standard">
      <style:paragraph-properties fo:line-height="150%" fo:text-align="justify" style:justify-single-word="false"/>
      <style:text-properties style:font-name="Arial" officeooo:paragraph-rsid="002630c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Arial" officeooo:paragraph-rsid="0027ca33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Arial" officeooo:rsid="0000d0d6" officeooo:paragraph-rsid="001cc4e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Arial" officeooo:rsid="0000d0d6" officeooo:paragraph-rsid="001cdd23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Arial" officeooo:rsid="0000d0d6" officeooo:paragraph-rsid="001f6175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Arial" officeooo:rsid="0000d0d6" officeooo:paragraph-rsid="00222826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Arial" officeooo:rsid="0000d0d6" officeooo:paragraph-rsid="00240fce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Arial" officeooo:rsid="0000d0d6" officeooo:paragraph-rsid="00260bc7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Arial" officeooo:rsid="0000d0d6" officeooo:paragraph-rsid="002630cd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Arial" officeooo:rsid="0000d0d6" officeooo:paragraph-rsid="0027ca33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Arial" style:text-underline-style="solid" style:text-underline-width="auto" style:text-underline-color="font-color" officeooo:rsid="0000f5f3" officeooo:paragraph-rsid="001dc2f3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Arial" style:text-underline-style="solid" style:text-underline-width="auto" style:text-underline-color="font-color" fo:font-weight="bold" officeooo:rsid="0000f5f3" officeooo:paragraph-rsid="00222826" style:font-weight-asian="bold" style:font-weight-complex="bold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Arial" style:text-underline-style="solid" style:text-underline-width="auto" style:text-underline-color="font-color" fo:font-weight="bold" officeooo:rsid="00222826" officeooo:paragraph-rsid="00222826" style:font-weight-asian="bold" style:font-weight-complex="bold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Arial" fo:font-weight="bold" officeooo:rsid="0000d0d6" officeooo:paragraph-rsid="001cdd23" style:font-weight-asian="bold" style:font-weight-complex="bold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Arial" fo:font-weight="bold" officeooo:rsid="0000d0d6" officeooo:paragraph-rsid="00222826" style:font-weight-asian="bold" style:font-weight-complex="bold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Arial" fo:font-weight="bold" officeooo:rsid="0000d0d6" officeooo:paragraph-rsid="002354c4" style:font-weight-asian="bold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style:font-name="Arial" fo:font-weight="bold" officeooo:rsid="0000d0d6" officeooo:paragraph-rsid="00240fce" style:font-weight-asian="bold" style:font-weight-complex="bold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Arial" fo:font-weight="bold" officeooo:rsid="0000d0d6" officeooo:paragraph-rsid="00260bc7" style:font-weight-asian="bold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Arial" fo:font-weight="bold" officeooo:rsid="0000d0d6" officeooo:paragraph-rsid="002630cd" style:font-weight-asian="bold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Arial" fo:font-weight="bold" officeooo:rsid="0000d0d6" officeooo:paragraph-rsid="0027ca33" style:font-weight-asian="bold" style:font-weight-complex="bold"/>
    </style:style>
    <style:style style:name="P29" style:family="paragraph" style:parent-style-name="Standard">
      <style:paragraph-properties fo:line-height="150%" fo:text-align="justify" style:justify-single-word="false"/>
      <style:text-properties style:font-name="Arial" fo:font-weight="bold" officeooo:rsid="00202bc0" officeooo:paragraph-rsid="00222826" style:font-weight-asian="bold" style:font-weight-complex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Arial" fo:font-weight="bold" officeooo:rsid="00202bc0" officeooo:paragraph-rsid="00240fce" style:font-weight-asian="bold" style:font-weight-complex="bold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" fo:font-weight="bold" officeooo:rsid="00202bc0" officeooo:paragraph-rsid="00260bc7" style:font-weight-asian="bold" style:font-weight-complex="bold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" fo:font-weight="bold" officeooo:rsid="00202bc0" officeooo:paragraph-rsid="002630cd" style:font-weight-asian="bold" style:font-weight-complex="bold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Arial" fo:font-weight="bold" officeooo:rsid="00202bc0" officeooo:paragraph-rsid="0027ca33" style:font-weight-asian="bold" style:font-weight-complex="bold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Arial" fo:font-weight="bold" officeooo:rsid="00222826" officeooo:paragraph-rsid="00222826" style:font-weight-asian="bold" style:font-weight-complex="bold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Arial" fo:font-weight="bold" officeooo:rsid="00222826" officeooo:paragraph-rsid="00240fce" style:font-weight-asian="bold" style:font-weight-complex="bold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Arial" fo:font-weight="bold" officeooo:rsid="00222826" officeooo:paragraph-rsid="00260bc7" style:font-weight-asian="bold" style:font-weight-complex="bold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Arial" fo:font-weight="bold" officeooo:rsid="00222826" officeooo:paragraph-rsid="002630cd" style:font-weight-asian="bold" style:font-weight-complex="bold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Arial" fo:font-weight="bold" officeooo:rsid="00222826" officeooo:paragraph-rsid="0027ca33" style:font-weight-asian="bold" style:font-weight-complex="bold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Arial" fo:font-weight="bold" officeooo:rsid="00206d1f" officeooo:paragraph-rsid="00222826" style:font-weight-asian="bold" style:font-weight-complex="bold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Arial" fo:font-weight="bold" officeooo:rsid="00240fce" officeooo:paragraph-rsid="00240fce" style:font-weight-asian="bold" style:font-weight-complex="bold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Arial" officeooo:rsid="001cdd23" officeooo:paragraph-rsid="001cdd23"/>
    </style:style>
    <style:style style:name="P42" style:family="paragraph" style:parent-style-name="Standard">
      <style:paragraph-properties fo:line-height="150%" fo:text-align="justify" style:justify-single-word="false"/>
      <style:text-properties style:font-name="Arial" officeooo:rsid="001cdd23" officeooo:paragraph-rsid="001f6175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Arial" officeooo:rsid="001dc2f3" officeooo:paragraph-rsid="001f6175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Arial" officeooo:rsid="001dc2f3" officeooo:paragraph-rsid="00203198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Arial" officeooo:rsid="001f6175" officeooo:paragraph-rsid="001f6175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Arial" officeooo:rsid="00202bc0" officeooo:paragraph-rsid="00202bc0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Arial" officeooo:rsid="00202bc0" officeooo:paragraph-rsid="00203198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Arial" officeooo:rsid="00203198" officeooo:paragraph-rsid="00203198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Arial" officeooo:rsid="00206d1f" officeooo:paragraph-rsid="00206d1f"/>
    </style:style>
    <style:style style:name="P50" style:family="paragraph" style:parent-style-name="Standard">
      <style:paragraph-properties fo:line-height="150%" fo:text-align="justify" style:justify-single-word="false"/>
      <style:text-properties style:font-name="Arial" officeooo:rsid="00222826" officeooo:paragraph-rsid="00222826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bold" officeooo:rsid="002354c4" officeooo:paragraph-rsid="002354c4" style:font-weight-asian="bold" style:font-weight-complex="bold"/>
    </style:style>
    <style:style style:name="P52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bold" officeooo:rsid="002354c4" officeooo:paragraph-rsid="002630cd" style:font-weight-asian="bold" style:font-weight-complex="bold"/>
    </style:style>
    <style:style style:name="P53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bold" officeooo:rsid="0000d0d6" officeooo:paragraph-rsid="002354c4" style:font-weight-asian="bold" style:font-weight-complex="bold"/>
    </style:style>
    <style:style style:name="P54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bold" officeooo:rsid="00202bc0" officeooo:paragraph-rsid="002354c4" style:font-weight-asian="bold" style:font-weight-complex="bold"/>
    </style:style>
    <style:style style:name="P55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bold" officeooo:rsid="00222826" officeooo:paragraph-rsid="00240fce" style:font-weight-asian="bold" style:font-weight-complex="bold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bold" officeooo:rsid="00240fce" officeooo:paragraph-rsid="00240fce" style:font-weight-asian="bold" style:font-weight-complex="bold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bold" officeooo:rsid="00240fce" officeooo:paragraph-rsid="00260bc7" style:font-weight-asian="bold" style:font-weight-complex="bold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bold" officeooo:rsid="00240fce" officeooo:paragraph-rsid="002630cd" style:font-weight-asian="bold" style:font-weight-complex="bold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bold" officeooo:rsid="00240fce" officeooo:paragraph-rsid="0027ca33" style:font-weight-asian="bold" style:font-weight-complex="bold"/>
    </style:style>
    <style:style style:name="P60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bold" officeooo:rsid="00260bc7" officeooo:paragraph-rsid="00260bc7" style:font-weight-asian="bold" style:font-weight-complex="bold"/>
    </style:style>
    <style:style style:name="P61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bold" officeooo:rsid="002630cd" officeooo:paragraph-rsid="002630cd" style:font-weight-asian="bold" style:font-weight-complex="bold"/>
    </style:style>
    <style:style style:name="P62" style:family="paragraph" style:parent-style-name="Standard">
      <style:paragraph-properties fo:line-height="150%" fo:text-align="justify" style:justify-single-word="false"/>
      <style:text-properties style:font-name="Arial" style:text-underline-style="none" fo:font-weight="bold" officeooo:rsid="0027ca33" officeooo:paragraph-rsid="0027ca33" style:font-weight-asian="bold" style:font-weight-complex="bold"/>
    </style:style>
    <style:style style:name="P63" style:family="paragraph" style:parent-style-name="Standard">
      <style:paragraph-properties fo:line-height="150%" fo:text-align="justify" style:justify-single-word="false"/>
      <style:text-properties style:font-name="Arial" officeooo:rsid="002354c4" officeooo:paragraph-rsid="002354c4"/>
    </style:style>
    <style:style style:name="P64" style:family="paragraph" style:parent-style-name="Standard">
      <style:paragraph-properties fo:line-height="150%" fo:text-align="justify" style:justify-single-word="false"/>
      <style:text-properties style:font-name="Arial" officeooo:rsid="002354c4" officeooo:paragraph-rsid="00240fce"/>
    </style:style>
    <style:style style:name="P65" style:family="paragraph" style:parent-style-name="Standard">
      <style:paragraph-properties fo:line-height="150%" fo:text-align="justify" style:justify-single-word="false"/>
      <style:text-properties style:font-name="Arial" officeooo:rsid="002354c4" officeooo:paragraph-rsid="00260bc7"/>
    </style:style>
    <style:style style:name="P66" style:family="paragraph" style:parent-style-name="Standard">
      <style:paragraph-properties fo:line-height="150%" fo:text-align="justify" style:justify-single-word="false"/>
      <style:text-properties style:font-name="Arial" officeooo:rsid="002354c4" officeooo:paragraph-rsid="002630cd"/>
    </style:style>
    <style:style style:name="P67" style:family="paragraph" style:parent-style-name="Standard">
      <style:paragraph-properties fo:line-height="150%" fo:text-align="justify" style:justify-single-word="false"/>
      <style:text-properties style:font-name="Arial" officeooo:rsid="002354c4" officeooo:paragraph-rsid="0027ca33"/>
    </style:style>
    <style:style style:name="T1" style:family="text">
      <style:text-properties officeooo:rsid="001cc4e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1e2d4" style:font-weight-asian="bold" style:font-weight-complex="bold"/>
    </style:style>
    <style:style style:name="T5" style:family="text">
      <style:text-properties fo:font-weight="bold" officeooo:rsid="001cdd23" style:font-weight-asian="bold" style:font-weight-complex="bold"/>
    </style:style>
    <style:style style:name="T6" style:family="text">
      <style:text-properties fo:font-weight="bold" officeooo:rsid="00202bc0" style:font-weight-asian="bold" style:font-weight-complex="bold"/>
    </style:style>
    <style:style style:name="T7" style:family="text">
      <style:text-properties fo:font-weight="bold" officeooo:rsid="00222826" style:font-weight-asian="bold" style:font-weight-complex="bold"/>
    </style:style>
    <style:style style:name="T8" style:family="text">
      <style:text-properties fo:font-weight="bold" officeooo:rsid="00206d1f" style:font-weight-asian="bold"/>
    </style:style>
    <style:style style:name="T9" style:family="text">
      <style:text-properties officeooo:rsid="0000d0d6"/>
    </style:style>
    <style:style style:name="T10" style:family="text">
      <style:text-properties officeooo:rsid="001a5e8f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00d0d6"/>
    </style:style>
    <style:style style:name="T1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00d0d6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203198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2354c4" style:font-weight-asian="normal" style:font-weight-complex="normal"/>
    </style:style>
    <style:style style:name="T17" style:family="text">
      <style:text-properties officeooo:rsid="0001e2d4"/>
    </style:style>
    <style:style style:name="T18" style:family="text">
      <style:text-properties officeooo:rsid="0000f5f3"/>
    </style:style>
    <style:style style:name="T19" style:family="text">
      <style:text-properties officeooo:rsid="001cdd23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cdd23" style:font-weight-asian="normal" style:font-weight-complex="normal"/>
    </style:style>
    <style:style style:name="T22" style:family="text">
      <style:text-properties fo:font-weight="normal" officeooo:rsid="001f6175" style:font-weight-asian="normal" style:font-weight-complex="normal"/>
    </style:style>
    <style:style style:name="T23" style:family="text">
      <style:text-properties fo:font-weight="normal" officeooo:rsid="00203198" style:font-weight-asian="normal" style:font-weight-complex="normal"/>
    </style:style>
    <style:style style:name="T24" style:family="text">
      <style:text-properties fo:font-weight="normal" officeooo:rsid="0000d0d6" style:font-weight-asian="normal" style:font-weight-complex="normal"/>
    </style:style>
    <style:style style:name="T25" style:family="text">
      <style:text-properties fo:font-weight="normal" officeooo:rsid="00222826" style:font-weight-asian="normal" style:font-weight-complex="normal"/>
    </style:style>
    <style:style style:name="T26" style:family="text">
      <style:text-properties fo:font-weight="normal" officeooo:rsid="00202bc0" style:font-weight-asian="normal" style:font-weight-complex="normal"/>
    </style:style>
    <style:style style:name="T27" style:family="text">
      <style:text-properties fo:font-weight="normal" officeooo:rsid="001cc4ed" style:font-weight-asian="normal" style:font-weight-complex="normal"/>
    </style:style>
    <style:style style:name="T28" style:family="text">
      <style:text-properties fo:font-weight="normal" officeooo:rsid="002354c4" style:font-weight-asian="normal" style:font-weight-complex="normal"/>
    </style:style>
    <style:style style:name="T29" style:family="text">
      <style:text-properties fo:font-weight="normal" officeooo:rsid="00240fce" style:font-weight-asian="normal" style:font-weight-complex="normal"/>
    </style:style>
    <style:style style:name="T30" style:family="text">
      <style:text-properties fo:font-weight="normal" officeooo:rsid="00260bc7" style:font-weight-asian="normal" style:font-weight-complex="normal"/>
    </style:style>
    <style:style style:name="T31" style:family="text">
      <style:text-properties fo:font-weight="normal" officeooo:rsid="002630cd" style:font-weight-asian="normal" style:font-weight-complex="normal"/>
    </style:style>
    <style:style style:name="T32" style:family="text">
      <style:text-properties fo:font-weight="normal" officeooo:rsid="0027ca33" style:font-weight-asian="normal" style:font-weight-complex="normal"/>
    </style:style>
    <style:style style:name="T33" style:family="text">
      <style:text-properties officeooo:rsid="001dc2f3"/>
    </style:style>
    <style:style style:name="T34" style:family="text">
      <style:text-properties officeooo:rsid="001f6175"/>
    </style:style>
    <style:style style:name="T35" style:family="text">
      <style:text-properties officeooo:rsid="0003b916"/>
    </style:style>
    <style:style style:name="T36" style:family="text">
      <style:text-properties officeooo:rsid="00202bc0"/>
    </style:style>
    <style:style style:name="T37" style:family="text">
      <style:text-properties officeooo:rsid="00203198"/>
    </style:style>
    <style:style style:name="T38" style:family="text">
      <style:text-properties officeooo:rsid="00206d1f"/>
    </style:style>
    <style:style style:name="T39" style:family="text">
      <style:text-properties officeooo:rsid="00222826"/>
    </style:style>
    <style:style style:name="T40" style:family="text">
      <style:text-properties style:text-underline-style="none"/>
    </style:style>
    <style:style style:name="T41" style:family="text">
      <style:text-properties style:text-underline-style="none" fo:font-weight="normal" style:font-weight-asian="normal" style:font-weight-complex="normal"/>
    </style:style>
    <style:style style:name="T42" style:family="text">
      <style:text-properties style:text-underline-style="none" fo:font-weight="normal" officeooo:rsid="00222826" style:font-weight-asian="normal" style:font-weight-complex="normal"/>
    </style:style>
    <style:style style:name="T43" style:family="text">
      <style:text-properties style:text-underline-style="none" fo:font-weight="normal" officeooo:rsid="002354c4" style:font-weight-asian="normal" style:font-weight-complex="normal"/>
    </style:style>
    <style:style style:name="T44" style:family="text">
      <style:text-properties style:text-underline-style="none" fo:font-weight="normal" officeooo:rsid="00240fce" style:font-weight-asian="normal" style:font-weight-complex="normal"/>
    </style:style>
    <style:style style:name="T45" style:family="text">
      <style:text-properties style:text-underline-style="none" fo:font-weight="normal" officeooo:rsid="00260bc7" style:font-weight-asian="normal" style:font-weight-complex="normal"/>
    </style:style>
    <style:style style:name="T46" style:family="text">
      <style:text-properties style:text-underline-style="none" fo:font-weight="normal" officeooo:rsid="002630cd" style:font-weight-asian="normal" style:font-weight-complex="normal"/>
    </style:style>
    <style:style style:name="T47" style:family="text">
      <style:text-properties style:text-underline-style="none" fo:font-weight="normal" officeooo:rsid="0027ca33" style:font-weight-asian="normal" style:font-weight-complex="normal"/>
    </style:style>
    <style:style style:name="T48" style:family="text">
      <style:text-properties style:text-underline-style="none" fo:font-weight="normal" officeooo:rsid="001a5e8f" style:font-weight-asian="normal" style:font-weight-complex="normal"/>
    </style:style>
    <style:style style:name="T49" style:family="text">
      <style:text-properties style:text-underline-style="none" fo:font-weight="bold" style:font-weight-asian="bold" style:font-weight-complex="bold"/>
    </style:style>
    <style:style style:name="T50" style:family="text">
      <style:text-properties style:text-underline-style="none" fo:font-weight="bold" officeooo:rsid="002354c4" style:font-weight-asian="bold" style:font-weight-complex="bold"/>
    </style:style>
    <style:style style:name="T51" style:family="text">
      <style:text-properties style:text-underline-style="none" fo:font-weight="bold" officeooo:rsid="00240fce" style:font-weight-asian="bold" style:font-weight-complex="bold"/>
    </style:style>
    <style:style style:name="T52" style:family="text">
      <style:text-properties style:text-underline-style="none" fo:font-weight="bold" officeooo:rsid="00260bc7" style:font-weight-asian="bold" style:font-weight-complex="bold"/>
    </style:style>
    <style:style style:name="T53" style:family="text">
      <style:text-properties style:text-underline-style="none" fo:font-weight="bold" officeooo:rsid="002630cd" style:font-weight-asian="bold" style:font-weight-complex="bold"/>
    </style:style>
    <style:style style:name="T54" style:family="text">
      <style:text-properties style:text-underline-style="none" fo:font-weight="bold" officeooo:rsid="0027ca33" style:font-weight-asian="bold" style:font-weight-complex="bold"/>
    </style:style>
    <style:style style:name="T55" style:family="text">
      <style:text-properties style:text-underline-style="none" fo:font-weight="bold" officeooo:rsid="001a5e8f" style:font-weight-asian="bold" style:font-weight-complex="bold"/>
    </style:style>
    <style:style style:name="T56" style:family="text">
      <style:text-properties officeooo:rsid="002354c4" style:font-weight-complex="normal"/>
    </style:style>
    <style:style style:name="T57" style:family="text">
      <style:text-properties officeooo:rsid="00206d1f" style:font-weight-complex="normal"/>
    </style:style>
    <style:style style:name="T58" style:family="text">
      <style:text-properties officeooo:rsid="00240fce"/>
    </style:style>
    <style:style style:name="T59" style:family="text">
      <style:text-properties officeooo:rsid="00260bc7"/>
    </style:style>
    <style:style style:name="T60" style:family="text">
      <style:text-properties officeooo:rsid="002630cd"/>
    </style:style>
    <style:style style:name="T61" style:family="text">
      <style:text-properties officeooo:rsid="0027ca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CKAGE COMMANDE </text:p>
      <text:p text:style-name="P1"/>
      <text:p text:style-name="P2"><text:span text:style-name="T2">Cas d’utilisation </text:span>N°<text:span text:style-name="T1">2</text:span><text:span text:style-name="T9">.</text:span><text:span text:style-name="T10">1</text:span>: <text:span text:style-name="T1">consulter le menu</text:span></text:p>
      <text:p text:style-name="P2"><text:span text:style-name="T12">Acteur(s)</text:span><text:span text:style-name="T9"> : </text:span><text:span text:style-name="T1">Utilisateur </text:span><text:span text:style-name="T19">(</text:span><text:span text:style-name="T1">Client, Manager</text:span><text:span text:style-name="T19">)</text:span></text:p>
      <text:p text:style-name="P11"><text:span text:style-name="T11">Description</text:span> : <text:span text:style-name="T34">L’</text:span><text:span text:style-name="T1">utilisateur consulte le menu </text:span></text:p>
      <text:p text:style-name="P11"><text:span text:style-name="T11">Pré-condition </text:span>: <text:span text:style-name="T2">Cas d’utilisation </text:span>N°1.<text:span text:style-name="T10">1</text:span>: <text:span text:style-name="T10">se connecter à l’application </text:span></text:p>
      <text:p text:style-name="P2"><text:span text:style-name="T12">Démarrage </text:span><text:span text:style-name="T9">: L’utilisateur </text:span><text:span text:style-name="T1">est connecté à l’application </text:span></text:p>
      <text:p text:style-name="P11"><text:span text:style-name="T11">Scénario nominal</text:span> : </text:p>
      <text:p text:style-name="P2"><text:span text:style-name="T18">1</text:span>/ <text:span text:style-name="T1">L’utilisateur demande l’accès au menu </text:span></text:p>
      <text:p text:style-name="P2"><text:span text:style-name="T1">2/ Le système affiche tous les produits </text:span><text:span text:style-name="T19">disponible </text:span></text:p>
      <text:p text:style-name="P2"/>
      <text:p text:style-name="P2"><text:span text:style-name="T2">Cas d’utilisation</text:span> n°<text:span text:style-name="T1">2</text:span>.2 : <text:span text:style-name="T19">passer une commande</text:span></text:p>
      <text:p text:style-name="P3"><text:span text:style-name="T12">Acteur(s)</text:span><text:span text:style-name="T9"> : </text:span><text:span text:style-name="T1">Utilisateur </text:span><text:span text:style-name="T19">(</text:span><text:span text:style-name="T1">Client, Manager</text:span><text:span text:style-name="T19">)</text:span></text:p>
      <text:p text:style-name="P11"><text:span text:style-name="T11">Description</text:span> : L’utilisateur <text:span text:style-name="T37">choisit ces produits</text:span></text:p>
      <text:p text:style-name="P12"><text:span text:style-name="T11">Pré-condition </text:span>: </text:p>
      <text:p text:style-name="P22"><text:span text:style-name="T21">Inclusion</text:span><text:span text:style-name="T19"> Cas d’utilisation </text:span><text:span text:style-name="T21">N°2.1 : consulter le menu </text:span></text:p>
      <text:p text:style-name="P2"><text:span text:style-name="T12">Démarrage </text:span><text:span text:style-name="T9">: </text:span><text:span text:style-name="T19">L’utilisateur consulte le menu</text:span></text:p>
      <text:p text:style-name="P2"><text:span text:style-name="T12">Scénario nominal</text:span><text:span text:style-name="T9"> : </text:span></text:p>
      <text:p text:style-name="P2">1/ <text:span text:style-name="T19">L’utilisateur sélectionne les produits souhaités </text:span></text:p>
      <text:p text:style-name="P41">2/ L’utilisateur valide sa commande </text:p>
      <text:p text:style-name="P41">3/ Le système <text:span text:style-name="T33">vérifie la </text:span><text:span text:style-name="T37">disponibilité de la commande </text:span></text:p>
      <text:p text:style-name="P44">4/ Le système enregistre la commande</text:p>
      <text:p text:style-name="P46"><text:span text:style-name="T37">5</text:span>/ Le système dirige l’utilisateur vers son choix de livraison (cas n°2.5)</text:p>
      <text:p text:style-name="P48">6/ Le système dirige l’utilisateur vers la finalisation de la commande (cas n°2.4)</text:p>
      <text:p text:style-name="P19">Extension :</text:p>
      <text:p text:style-name="P4"><text:span text:style-name="T18">3</text:span>a/ Le système constate qu’un ingrédient est manquant. <text:span text:style-name="T4">Point d’e</text:span><text:span text:style-name="T3">xtension </text:span>: « ingrédients manquants ». <text:span text:style-name="T34">Cas d’utilisation n°2.3 : Choisir un produit de remplacement. </text:span></text:p>
      <text:p text:style-name="P4"/>
      <text:p text:style-name="P4"><text:span text:style-name="T2">Cas d’utilisation</text:span> n°<text:span text:style-name="T1">2</text:span>.<text:span text:style-name="T34">3</text:span> : <text:span text:style-name="T34">Choisir un produit de remplacement</text:span></text:p>
      <text:p text:style-name="P4"><text:span text:style-name="T12">Acteur(s)</text:span><text:span text:style-name="T9"> : </text:span><text:span text:style-name="T1">Utilisateur </text:span><text:span text:style-name="T19">(</text:span><text:span text:style-name="T1">Client, Manager</text:span><text:span text:style-name="T19">)</text:span></text:p>
      <text:p text:style-name="P13"><text:span text:style-name="T11">Description</text:span> : <text:span text:style-name="T34">L</text:span><text:span text:style-name="T35">’utilisateur </text:span><text:span text:style-name="T34">choisit</text:span><text:span text:style-name="T35"> parmi la mise à jour des produits disponible un produit de remplacement à son choix initial</text:span></text:p>
      <text:p text:style-name="P13"><text:span text:style-name="T11">Pré-condition </text:span>: </text:p>
      <text:p text:style-name="P24"><text:span text:style-name="T34">Cas d’utilisation n°2.2 </text:span><text:span text:style-name="T22">: passer une commande. </text:span><text:span text:style-name="T17">Point d’e</text:span><text:span text:style-name="T19">xtension </text:span><text:span text:style-name="T21">: « ingrédients manquants » </text:span></text:p>
      <text:p text:style-name="P4"><text:span text:style-name="T12">Démarrage </text:span><text:span text:style-name="T9">: </text:span><text:span text:style-name="T19">L’utilisateur </text:span><text:span text:style-name="T34">a validé une commande avec un produit manquant</text:span></text:p>
      <text:p text:style-name="P4"><text:soft-page-break/><text:span text:style-name="T12">Scénario nominal</text:span><text:span text:style-name="T9"> : </text:span></text:p>
      <text:p text:style-name="P45">1/ Le système prévient l’indisponibilité du produit </text:p>
      <text:p text:style-name="P4">1/ <text:span text:style-name="T34">Le système met à jour le menu avec les produits disponibles</text:span></text:p>
      <text:p text:style-name="P42">2/ L’utilisateur <text:span text:style-name="T34">choisit un nouveau produit</text:span></text:p>
      <text:p text:style-name="P45">3/ L’utilisateur valide sa commande</text:p>
      <text:p text:style-name="P42">3/ Le système <text:span text:style-name="T33">vérifie la commande </text:span></text:p>
      <text:p text:style-name="P43">4/ Le système enregistre la commande</text:p>
      <text:p text:style-name="P47"><text:span text:style-name="T37">5</text:span>/ Le système dirige l’utilisateur vers son choix de livraison (cas n°2.5)</text:p>
      <text:p text:style-name="P48">6/ Le système dirige l’utilisateur vers la finalisation de la commande (cas n°2.4)</text:p>
      <text:p text:style-name="P4"/>
      <text:p text:style-name="P4"><text:span text:style-name="T2">Cas d’utilisation </text:span><text:span text:style-name="T8">n</text:span>°<text:span text:style-name="T1">2</text:span><text:span text:style-name="T9">.</text:span><text:span text:style-name="T34">4</text:span>: <text:span text:style-name="T34">Finaliser une commande</text:span></text:p>
      <text:p text:style-name="P4"><text:span text:style-name="T12">Acteur(s)</text:span><text:span text:style-name="T9"> : </text:span><text:span text:style-name="T1">Utilisateur </text:span><text:span text:style-name="T19">(</text:span><text:span text:style-name="T1">Client, Manager</text:span><text:span text:style-name="T19">)</text:span></text:p>
      <text:p text:style-name="P13"><text:span text:style-name="T11">Description</text:span> : <text:span text:style-name="T34">L’</text:span><text:span text:style-name="T1">utilisateur </text:span><text:span text:style-name="T34">finalise sa commande</text:span></text:p>
      <text:p text:style-name="P13"><text:span text:style-name="T11">Pré-condition </text:span>: </text:p>
      <text:p text:style-name="P6"><text:span text:style-name="T23">Inclusion </text:span><text:span text:style-name="T5">C</text:span><text:span text:style-name="T6">as d’utilisation</text:span><text:span text:style-name="T26"> n°2.2 : passer une commande</text:span></text:p>
      <text:p text:style-name="P14"><text:span text:style-name="T11">Scénario nominal</text:span> : </text:p>
      <text:p text:style-name="P4"><text:span text:style-name="T18">1</text:span>/ <text:span text:style-name="T36">L’utilisateur </text:span><text:span text:style-name="T37">finalise la commande</text:span></text:p>
      <text:p text:style-name="P45"><text:span text:style-name="T1">2/ Le système </text:span><text:span text:style-name="T37">dirige l’utilisateur vers </text:span><text:span text:style-name="T38">son moyen de paiement (cas n°2.</text:span><text:span text:style-name="T39">7</text:span><text:span text:style-name="T38">)</text:span></text:p>
      <text:p text:style-name="P49">3/ Le système valide la commande </text:p>
      <text:p text:style-name="P49">4/ Le système met à jour le statut de la commande </text:p>
      <text:p text:style-name="P63"/>
      <text:p text:style-name="P49"/>
      <text:p text:style-name="P49"><text:span text:style-name="T3">Cas d’utilisation n°</text:span><text:span text:style-name="T7">2.5</text:span><text:span text:style-name="T39"> : Choisir le mode de réception de la commande </text:span></text:p>
      <text:p text:style-name="P5"><text:span text:style-name="T12">Acteur(s)</text:span><text:span text:style-name="T9"> : </text:span><text:span text:style-name="T1">Utilisateur </text:span><text:span text:style-name="T19">(</text:span><text:span text:style-name="T1">Client, Manager</text:span><text:span text:style-name="T19">)</text:span></text:p>
      <text:p text:style-name="P14"><text:span text:style-name="T11">Description</text:span> : <text:span text:style-name="T34">L’</text:span><text:span text:style-name="T1">utilisateur </text:span><text:span text:style-name="T39">choisit le mode de réception de sa commande</text:span></text:p>
      <text:p text:style-name="P14"><text:span text:style-name="T11">Pré-condition </text:span>: <text:span text:style-name="T23">Inclusion </text:span><text:span text:style-name="T5">C</text:span><text:span text:style-name="T6">as d’utilisation</text:span><text:span text:style-name="T26"> n°2.2 : passer une commande</text:span></text:p>
      <text:p text:style-name="P29"><text:span text:style-name="T14">Démarrage </text:span><text:span text:style-name="T24">: </text:span><text:span text:style-name="T23">L’utilisateur </text:span><text:span text:style-name="T25">enregistre</text:span><text:span text:style-name="T23"> une commande </text:span></text:p>
      <text:p text:style-name="P23"><text:span text:style-name="T15">Scénario nominal</text:span><text:span text:style-name="T23"> : </text:span></text:p>
      <text:p text:style-name="P34"><text:span text:style-name="T20">1/ L’utilisateur a accès au différents moyens de réception de la commande </text:span></text:p>
      <text:p text:style-name="P34"><text:span text:style-name="T20">2/ L’utilisateur choisit son mode de réception </text:span></text:p>
      <text:p text:style-name="P34"><text:span text:style-name="T20">3/ Le système enregistre la demande </text:span></text:p>
      <text:p text:style-name="P20"><text:span text:style-name="T20">Extension </text:span><text:span text:style-name="T41">:</text:span></text:p>
      <text:p text:style-name="P21"><text:span text:style-name="T41">2a/ L’utilisateur choisit le mode de réception par livraison. </text:span><text:span text:style-name="T40">Point d’extension</text:span><text:span text:style-name="T41"> « livraison ». </text:span><text:span text:style-name="T40">Cas d’utilisation n°2.6 </text:span><text:span text:style-name="T41">: Inscrire les coordonnées nécessaire à la livraison.</text:span></text:p>
      <text:p text:style-name="P21"/>
      <text:p text:style-name="P50"><text:soft-page-break/><text:span text:style-name="T49">Cas d’utilisation n°2.6</text:span><text:span text:style-name="T41"> : Inscrire les coordonnées nécessaire à la livraison</text:span></text:p>
      <text:p text:style-name="P5"><text:span text:style-name="T12">Acteur(s)</text:span><text:span text:style-name="T9"> : </text:span><text:span text:style-name="T1">Utilisateur </text:span><text:span text:style-name="T19">(</text:span><text:span text:style-name="T1">Client, Manager</text:span><text:span text:style-name="T19">)</text:span></text:p>
      <text:p text:style-name="P14"><text:span text:style-name="T11">Description</text:span> : <text:span text:style-name="T34">L’</text:span><text:span text:style-name="T1">utilisateur </text:span><text:span text:style-name="T39">choisit le mode de réception de sa commande</text:span></text:p>
      <text:p text:style-name="P14"><text:span text:style-name="T11">Pré-condition </text:span>: </text:p>
      <text:p text:style-name="P39"><text:span text:style-name="T25">Inclusion</text:span><text:span text:style-name="T39"> </text:span>Cas d’utilisation <text:span text:style-name="T20">n°</text:span><text:span text:style-name="T25">2.5 : Choisir le mode de réception de la commande </text:span></text:p>
      <text:p text:style-name="P29"><text:span text:style-name="T14">Démarrage </text:span><text:span text:style-name="T24">: </text:span><text:span text:style-name="T23">L’utilisateur </text:span><text:span text:style-name="T25">choisit de se faire livrer </text:span></text:p>
      <text:p text:style-name="P23"><text:span text:style-name="T15">Scénario nominal</text:span><text:span text:style-name="T23"> : </text:span></text:p>
      <text:p text:style-name="P34"><text:span text:style-name="T20">1/ Le système présente le formulaire de livraison à remplir </text:span></text:p>
      <text:p text:style-name="P34"><text:span text:style-name="T20">2/ L’utilisateur entre les coordonnées de livraison</text:span></text:p>
      <text:p text:style-name="P34"><text:span text:style-name="T20">2/ Le système enregistre les coordonnées de livraison</text:span></text:p>
      <text:p text:style-name="P21"><text:span text:style-name="T20"/></text:p>
      <text:p text:style-name="P51">Cas d’utilisation n°2.7<text:span text:style-name="T20"> : régler la commande </text:span></text:p>
      <text:p text:style-name="P51"><text:span text:style-name="T14">Acteur(s)</text:span><text:span text:style-name="T24"> : </text:span><text:span text:style-name="T27">Utilisateur </text:span><text:span text:style-name="T21">(</text:span><text:span text:style-name="T27">Client, Manager</text:span><text:span text:style-name="T21">)</text:span></text:p>
      <text:p text:style-name="P53"><text:span text:style-name="T13">Description</text:span><text:span text:style-name="T20"> : </text:span><text:span text:style-name="T28">L’utilisateur règle sa commande passée </text:span></text:p>
      <text:p text:style-name="P53"><text:span text:style-name="T16">Pré-condition </text:span><text:span text:style-name="T28">: </text:span><text:span text:style-name="T56">Cas d’utilisation </text:span><text:span text:style-name="T57">n</text:span><text:span text:style-name="T28">°</text:span><text:span text:style-name="T27">2</text:span><text:span text:style-name="T20">.</text:span><text:span text:style-name="T22">4</text:span><text:span text:style-name="T28">: </text:span><text:span text:style-name="T22">Finaliser une commande</text:span></text:p>
      <text:p text:style-name="P54"><text:span text:style-name="T14">Démarrage</text:span><text:span text:style-name="T24"> : </text:span><text:span text:style-name="T28">L’utilisateur finalise sa commande</text:span></text:p>
      <text:p text:style-name="P53"><text:span text:style-name="T15">Scénario nominal</text:span><text:span text:style-name="T23"> :</text:span></text:p>
      <text:p text:style-name="P51"><text:span text:style-name="T23">1/ </text:span><text:span text:style-name="T20">Le système propose les différents mode de paiement </text:span></text:p>
      <text:p text:style-name="P51"><text:span text:style-name="T20">2/ L’utilisateur choisit son mode de paiement </text:span></text:p>
      <text:p text:style-name="P51"><text:span text:style-name="T20">3/ Le système enregistre le mode de paiement </text:span></text:p>
      <text:p text:style-name="P51"><text:span text:style-name="T13">Extension</text:span><text:span text:style-name="T20"> : </text:span></text:p>
      <text:p text:style-name="P51"><text:span text:style-name="T20">2a/ L’utilisateur choisit de régler via le système. Point d’extension « paiement en ligne ».</text:span></text:p>
      <text:p text:style-name="P51"><text:span text:style-name="T20"/></text:p>
      <text:p text:style-name="P63"><text:span text:style-name="T49"><text:s/>Cas d’utilisateur n°2.8 </text:span><text:span text:style-name="T41">: payer par carte bancaire </text:span></text:p>
      <text:p text:style-name="P7"><text:span text:style-name="T12">Acteur(s)</text:span><text:span text:style-name="T9"> : </text:span><text:span text:style-name="T1">Utilisateur </text:span><text:span text:style-name="T19">(</text:span><text:span text:style-name="T1">Client, Manager</text:span><text:span text:style-name="T19">)</text:span></text:p>
      <text:p text:style-name="P15"><text:span text:style-name="T11">Description</text:span> : <text:span text:style-name="T34">L’</text:span><text:span text:style-name="T1">utilisateur </text:span><text:span text:style-name="T39">choisit </text:span><text:span text:style-name="T58">de payer par coordonnée bancaire</text:span></text:p>
      <text:p text:style-name="P15"><text:span text:style-name="T11">Pré-condition </text:span>: <text:span text:style-name="T50">Cas d’utilisation n°2.7</text:span><text:span text:style-name="T43"> : régler la commande </text:span><text:span text:style-name="T42"><text:s/></text:span></text:p>
      <text:p text:style-name="P30"><text:span text:style-name="T14">Démarrage </text:span><text:span text:style-name="T24">: </text:span><text:span text:style-name="T23">L’utilisateur </text:span><text:span text:style-name="T29">est diriger sur le système de paiement</text:span></text:p>
      <text:p text:style-name="P25"><text:span text:style-name="T15">Scénario nominal</text:span><text:span text:style-name="T23"> : </text:span></text:p>
      <text:p text:style-name="P35"><text:span text:style-name="T20">1/ Le système présente le formulaire </text:span><text:span text:style-name="T29">pour payer par carte bancaire</text:span></text:p>
      <text:p text:style-name="P35"><text:span text:style-name="T20">2/ L’utilisateur entre les coordonnées </text:span><text:span text:style-name="T29">bancaires</text:span><text:span text:style-name="T20"> </text:span><text:span text:style-name="T29">(cas n°2.9)</text:span></text:p>
      <text:p text:style-name="P56"><text:span text:style-name="T20">3/ Le système valide la transaction</text:span></text:p>
      <text:p text:style-name="P56"><text:span text:style-name="T20"/></text:p>
      <text:p text:style-name="P64"><text:span text:style-name="T49"><text:s/>Cas d’utilisateur n°2.</text:span><text:span text:style-name="T51">9</text:span><text:span text:style-name="T49"> </text:span><text:span text:style-name="T41">: </text:span><text:span text:style-name="T44">Inscrire ces coordonnées bancaires</text:span></text:p>
      <text:p text:style-name="P7"><text:span text:style-name="T12">Acteur(s)</text:span><text:span text:style-name="T9"> : </text:span><text:span text:style-name="T1">Utilisateur </text:span><text:span text:style-name="T19">(</text:span><text:span text:style-name="T1">Client, Manager</text:span><text:span text:style-name="T19">), </text:span><text:span text:style-name="T58">système bancaire</text:span></text:p>
      <text:p text:style-name="P15"><text:soft-page-break/><text:span text:style-name="T11">Description</text:span> : <text:span text:style-name="T34">L’</text:span><text:span text:style-name="T1">utilisateur </text:span><text:span text:style-name="T58">inscrit ces coordonnées bancaires</text:span></text:p>
      <text:p text:style-name="P15"><text:span text:style-name="T11">Pré-condition </text:span>: <text:span text:style-name="T50"><text:s/>Cas d’utilisateur n°2.8 </text:span><text:span text:style-name="T43">: payer par carte bancaire </text:span></text:p>
      <text:p text:style-name="P30"><text:span text:style-name="T14">Démarrage </text:span><text:span text:style-name="T24">: </text:span><text:span text:style-name="T23">L’utilisateur </text:span><text:span text:style-name="T29">est diriger sur le formulaire de paiement</text:span></text:p>
      <text:p text:style-name="P25"><text:span text:style-name="T15">Scénario nominal</text:span><text:span text:style-name="T23"> : </text:span></text:p>
      <text:p text:style-name="P35"><text:span text:style-name="T20">1/ L</text:span><text:span text:style-name="T29">’utilisateur enregistre ces coordonnées bancaires</text:span></text:p>
      <text:p text:style-name="P40"><text:span text:style-name="T29">2/ </text:span><text:span text:style-name="T20">Le système envoie les données au système bancaire</text:span></text:p>
      <text:p text:style-name="P35"><text:span text:style-name="T20">2/ </text:span><text:span text:style-name="T29">Le système bancaire vérifie les coordonnées bancaires </text:span></text:p>
      <text:p text:style-name="P55"><text:span text:style-name="T29">3</text:span><text:span text:style-name="T20">/ Le système </text:span><text:span text:style-name="T29">bancaire valide la transaction</text:span></text:p>
      <text:p text:style-name="P56"><text:span text:style-name="T20"/></text:p>
      <text:p text:style-name="P64"><text:span text:style-name="T49"><text:s/>Cas d’utilisateur n°2.</text:span><text:span text:style-name="T51">10</text:span><text:span text:style-name="T49"> </text:span><text:span text:style-name="T41">: </text:span><text:span text:style-name="T45">consulter le statut de la commande</text:span></text:p>
      <text:p text:style-name="P7"><text:span text:style-name="T12">Acteur(s)</text:span><text:span text:style-name="T9"> : </text:span><text:span text:style-name="T1">Utilisateur </text:span><text:span text:style-name="T19">(</text:span><text:span text:style-name="T1">Client, Manager</text:span><text:span text:style-name="T19">), </text:span><text:span text:style-name="T59">Personnel OC Pizza (Livreur, Pizzaïolo, Manager)</text:span></text:p>
      <text:p text:style-name="P15"><text:span text:style-name="T11">Description</text:span> : <text:span text:style-name="T59">L’</text:span><text:span text:style-name="T60">utilisateur</text:span><text:span text:style-name="T59"> consulte sa commande</text:span></text:p>
      <text:p text:style-name="P15"><text:span text:style-name="T11">Pré-condition </text:span>: <text:span text:style-name="T45">Aucune</text:span></text:p>
      <text:p text:style-name="P30"><text:span text:style-name="T14">Démarrage </text:span><text:span text:style-name="T24">: </text:span><text:span text:style-name="T23">L’utilisateur </text:span><text:span text:style-name="T30">est connecté au site</text:span></text:p>
      <text:p text:style-name="P25"><text:span text:style-name="T15">Scénario nominal</text:span><text:span text:style-name="T23"> : </text:span></text:p>
      <text:p text:style-name="P35"><text:span text:style-name="T20">1/ </text:span><text:span text:style-name="T30">L’utilisateur entre le numéro de la commande</text:span></text:p>
      <text:p text:style-name="P35"><text:span text:style-name="T20">2/</text:span><text:span text:style-name="T29"> </text:span><text:span text:style-name="T30">Le système cherche la commande</text:span></text:p>
      <text:p text:style-name="P56"><text:span text:style-name="T20">3/ </text:span><text:span text:style-name="T30">Le système affiche le statut de la commande </text:span></text:p>
      <text:p text:style-name="P56"><text:span text:style-name="T30"/></text:p>
      <text:p text:style-name="P65"><text:span text:style-name="T49"><text:s/>Cas d’utilisateur n°2.</text:span><text:span text:style-name="T51">1</text:span><text:span text:style-name="T52">1</text:span><text:span text:style-name="T49"> </text:span><text:span text:style-name="T41">: </text:span><text:span text:style-name="T45">modifier la commande</text:span></text:p>
      <text:p text:style-name="P8"><text:span text:style-name="T12">Acteur(s)</text:span><text:span text:style-name="T9"> : </text:span><text:span text:style-name="T1">Utilisateur </text:span><text:span text:style-name="T19">(</text:span><text:span text:style-name="T1">Client, Manager</text:span><text:span text:style-name="T19">)</text:span></text:p>
      <text:p text:style-name="P16"><text:span text:style-name="T11">Description</text:span> : <text:span text:style-name="T59">L’</text:span><text:span text:style-name="T60">utilisateur</text:span><text:span text:style-name="T59"> veut modifier sa commande</text:span></text:p>
      <text:p text:style-name="P16"><text:span text:style-name="T11">Pré-condition </text:span>: <text:span text:style-name="T50"><text:s/>Cas d’utilisateur n°2.</text:span><text:span text:style-name="T51">10</text:span><text:span text:style-name="T50"> </text:span><text:span text:style-name="T43">: </text:span><text:span text:style-name="T45">consulter la commande</text:span></text:p>
      <text:p text:style-name="P31"><text:span text:style-name="T14">Démarrage </text:span><text:span text:style-name="T24">: </text:span><text:span text:style-name="T23">L’utilisateur </text:span><text:span text:style-name="T30">est sur le suivi de sa commande</text:span></text:p>
      <text:p text:style-name="P26"><text:span text:style-name="T15">Scénario nominal</text:span><text:span text:style-name="T23"> : </text:span></text:p>
      <text:p text:style-name="P36"><text:span text:style-name="T20">1/ </text:span><text:span text:style-name="T30">L’utilisateur demande la modification au système </text:span></text:p>
      <text:p text:style-name="P36"><text:span text:style-name="T20">2/</text:span><text:span text:style-name="T29"> </text:span><text:span text:style-name="T30">Le système vérifie le statut de la commande</text:span></text:p>
      <text:p text:style-name="P57"><text:span text:style-name="T30">3/ Le système valide la modification de commande </text:span></text:p>
      <text:p text:style-name="P60"><text:span text:style-name="T13">Extension </text:span><text:span text:style-name="T20">: </text:span></text:p>
      <text:p text:style-name="P60"><text:span text:style-name="T20">1a/ L’utilisateur demande l’annulation de la commande. </text:span>Point d’extension <text:span text:style-name="T20">« changement d’avis » -</text:span> Cas d’utilisation n°2.12 <text:span text:style-name="T20">: Annuler la commande</text:span></text:p>
      <text:p text:style-name="P60"><text:span text:style-name="T20"/></text:p>
      <text:p text:style-name="P65"><text:span text:style-name="T49"><text:s/>Cas d’utilisateur n°2.</text:span><text:span text:style-name="T51">1</text:span><text:span text:style-name="T52">2</text:span><text:span text:style-name="T49"> </text:span><text:span text:style-name="T41">: </text:span><text:span text:style-name="T45">Annuler la commande</text:span></text:p>
      <text:p text:style-name="P8"><text:span text:style-name="T12">Acteur(s)</text:span><text:span text:style-name="T9"> : </text:span><text:span text:style-name="T1">Utilisateur </text:span><text:span text:style-name="T19">(</text:span><text:span text:style-name="T1">Client, Manager</text:span><text:span text:style-name="T19">)</text:span></text:p>
      <text:p text:style-name="P16"><text:span text:style-name="T11">Description</text:span> : <text:span text:style-name="T59">L’acteur </text:span><text:span text:style-name="T60">annule sa commande</text:span></text:p>
      <text:p text:style-name="P17"><text:soft-page-break/><text:span text:style-name="T11">Pré-condition </text:span>: <text:span text:style-name="T50">Cas d’utilisateur n°2.</text:span><text:span text:style-name="T51">1</text:span><text:span text:style-name="T52">1</text:span><text:span text:style-name="T50"> </text:span><text:span text:style-name="T43">: </text:span><text:span text:style-name="T45">modifier la commande – </text:span><text:span text:style-name="T53">Point d’extension</text:span><text:span text:style-name="T46"> : « changement d’avis »</text:span></text:p>
      <text:p text:style-name="P31"><text:span text:style-name="T14">Démarrage </text:span><text:span text:style-name="T24">: </text:span><text:span text:style-name="T23">L’utilisateur </text:span><text:span text:style-name="T31">modifie sa commande</text:span></text:p>
      <text:p text:style-name="P26"><text:span text:style-name="T15">Scénario nominal</text:span><text:span text:style-name="T23"> : </text:span></text:p>
      <text:p text:style-name="P36"><text:span text:style-name="T31">1</text:span><text:span text:style-name="T20">/</text:span><text:span text:style-name="T29"> </text:span><text:span text:style-name="T31">L’utilisateur annule sa commande</text:span></text:p>
      <text:p text:style-name="P57"><text:span text:style-name="T31">2</text:span><text:span text:style-name="T20">/ </text:span><text:span text:style-name="T30">Le système </text:span><text:span text:style-name="T31">vérifie le statut de la commande</text:span></text:p>
      <text:p text:style-name="P61"><text:span text:style-name="T20">3/ Le système active le remboursement de la commande (cas n°2.12)</text:span></text:p>
      <text:p text:style-name="P61"><text:span text:style-name="T20">4/ La commande est annulée</text:span></text:p>
      <text:p text:style-name="P61"><text:span text:style-name="T20"/></text:p>
      <text:p text:style-name="P66"><text:span text:style-name="T49"><text:s/>Cas d’utilisateur n°2.</text:span><text:span text:style-name="T53">12 : </text:span><text:span text:style-name="T46">Rembourser la commande</text:span></text:p>
      <text:p text:style-name="P9"><text:span text:style-name="T12">Acteur(s)</text:span><text:span text:style-name="T9"> : </text:span><text:span text:style-name="T1">Utilisateur </text:span><text:span text:style-name="T19">(</text:span><text:span text:style-name="T1">Client, Manager</text:span><text:span text:style-name="T19">), </text:span></text:p>
      <text:p text:style-name="P17"><text:span text:style-name="T11">Description</text:span> : <text:span text:style-name="T59">L’</text:span><text:span text:style-name="T60">utilisateur</text:span><text:span text:style-name="T59"> </text:span><text:span text:style-name="T60">se fait rembourser de sa commande</text:span></text:p>
      <text:p text:style-name="P17"><text:span text:style-name="T11">Pré-condition </text:span>: <text:span text:style-name="T50"><text:s/>Cas d’utilisateur n°2.</text:span><text:span text:style-name="T51">1</text:span><text:span text:style-name="T52">2</text:span><text:span text:style-name="T50"> </text:span><text:span text:style-name="T43">: </text:span><text:span text:style-name="T45">Annuler la commande</text:span></text:p>
      <text:p text:style-name="P32"><text:span text:style-name="T14">Démarrage </text:span><text:span text:style-name="T24">: </text:span><text:span text:style-name="T23">L’utilisateur </text:span><text:span text:style-name="T31">a annulé sa commande</text:span></text:p>
      <text:p text:style-name="P27"><text:span text:style-name="T15">Scénario nominal</text:span><text:span text:style-name="T23"> : </text:span></text:p>
      <text:p text:style-name="P37"><text:span text:style-name="T20">1/ </text:span><text:span text:style-name="T30">L’utilisateur </text:span><text:span text:style-name="T31">choisit son mode de remboursement </text:span></text:p>
      <text:p text:style-name="P37"><text:span text:style-name="T20">2/</text:span><text:span text:style-name="T29"> </text:span><text:span text:style-name="T31">Le système valide le mode de remboursement</text:span></text:p>
      <text:p text:style-name="P58"><text:span text:style-name="T20">3/ </text:span><text:span text:style-name="T31">L’utilisateur est rembourser</text:span></text:p>
      <text:p text:style-name="P58"><text:span text:style-name="T31"/></text:p>
      <text:p text:style-name="P66"><text:span text:style-name="T49"><text:s/>Cas d’utilisateur n°2.</text:span><text:span text:style-name="T53">13: </text:span><text:span text:style-name="T46">Changer le statut de la commande</text:span></text:p>
      <text:p text:style-name="P9"><text:span text:style-name="T12">Acteur(s)</text:span><text:span text:style-name="T9"> : </text:span><text:span text:style-name="T60">Personnel OC Pizza</text:span></text:p>
      <text:p text:style-name="P17"><text:span text:style-name="T11">Description</text:span> : <text:span text:style-name="T60">L’utilisateur change le statut d’une commande </text:span></text:p>
      <text:p text:style-name="P17"><text:span text:style-name="T11">Pré-condition </text:span>: <text:span text:style-name="T50"><text:s text:c="2"/>Cas d’utilisateur n°2.</text:span><text:span text:style-name="T51">10</text:span><text:span text:style-name="T50"> </text:span><text:span text:style-name="T43">: </text:span><text:span text:style-name="T45">consulter le statut de la commande</text:span></text:p>
      <text:p text:style-name="P32"><text:span text:style-name="T14">Démarrage </text:span><text:span text:style-name="T24">: </text:span><text:span text:style-name="T23">L’utilisateur</text:span><text:span text:style-name="T31"> est sur le suivi de la commande</text:span></text:p>
      <text:p text:style-name="P27"><text:span text:style-name="T15">Scénario nominal</text:span><text:span text:style-name="T23"> : </text:span></text:p>
      <text:p text:style-name="P37"><text:span text:style-name="T20">1/ </text:span><text:span text:style-name="T30">L’utilisateur </text:span><text:span text:style-name="T31">choisit le changement de statut</text:span></text:p>
      <text:p text:style-name="P37"><text:span text:style-name="T20">2/</text:span><text:span text:style-name="T29"> </text:span><text:span text:style-name="T31">Le système met à jour sur l’application le changement de statut</text:span></text:p>
      <text:p text:style-name="P58"><text:span text:style-name="T31">3/ Le statut est à jour sur l’ensemble de l’application </text:span></text:p>
      <text:p text:style-name="P58"><text:span text:style-name="T31"/></text:p>
      <text:p text:style-name="P66"><text:span text:style-name="T49"><text:s/>Cas d’utilisateur n°2.</text:span><text:span text:style-name="T53">13: </text:span><text:span text:style-name="T46">Changer le statut de la commande</text:span></text:p>
      <text:p text:style-name="P9"><text:span text:style-name="T12">Acteur(s)</text:span><text:span text:style-name="T9"> : </text:span><text:span text:style-name="T60">Personnel OC Pizza</text:span></text:p>
      <text:p text:style-name="P17"><text:span text:style-name="T11">Description</text:span> : <text:span text:style-name="T60">L’utilisateur change le statut d’une commande </text:span></text:p>
      <text:p text:style-name="P17"><text:span text:style-name="T11">Pré-condition </text:span>: <text:span text:style-name="T50"><text:s text:c="2"/>Cas d’utilisateur n°2.</text:span><text:span text:style-name="T51">10</text:span><text:span text:style-name="T50"> </text:span><text:span text:style-name="T43">: </text:span><text:span text:style-name="T45">consulter le statut de la commande</text:span></text:p>
      <text:p text:style-name="P32"><text:span text:style-name="T14">Démarrage </text:span><text:span text:style-name="T24">: </text:span><text:span text:style-name="T23">L’utilisateur</text:span><text:span text:style-name="T31"> est sur le suivi de la commande</text:span></text:p>
      <text:p text:style-name="P27"><text:span text:style-name="T15">Scénario nominal</text:span><text:span text:style-name="T23"> : </text:span></text:p>
      <text:p text:style-name="P37"><text:soft-page-break/><text:span text:style-name="T20">1/ </text:span><text:span text:style-name="T30">L’utilisateur </text:span><text:span text:style-name="T31">choisit le changement de statut</text:span></text:p>
      <text:p text:style-name="P37"><text:span text:style-name="T20">2/</text:span><text:span text:style-name="T29"> </text:span><text:span text:style-name="T31">Le système met à jour sur l’application le changement de statut</text:span></text:p>
      <text:p text:style-name="P58"><text:span text:style-name="T31">3/ Le statut est à jour sur l’ensemble de l’application </text:span></text:p>
      <text:p text:style-name="P62"><text:span text:style-name="T31">E</text:span><text:span text:style-name="T20">xtenstion : </text:span></text:p>
      <text:p text:style-name="P62"><text:span text:style-name="T20">1a/L’utilisateur met à jour le statut commande reprise. </text:span>Point d’extension<text:span text:style-name="T20"> « commande remise ». </text:span>Cas d ‘utilisation n°2.14<text:span text:style-name="T20"> : consulter le récapitulatif de la commande. </text:span></text:p>
      <text:p text:style-name="P62"><text:span text:style-name="T20"/></text:p>
      <text:p text:style-name="P67"><text:span text:style-name="T49"><text:s/>Cas d’utilisateur n°2.</text:span><text:span text:style-name="T53">1</text:span><text:span text:style-name="T54">4</text:span><text:span text:style-name="T53">: </text:span><text:span text:style-name="T47">consulter le récapitulatif de la commande</text:span></text:p>
      <text:p text:style-name="P10"><text:span text:style-name="T12">Acteur(s)</text:span><text:span text:style-name="T9"> : </text:span><text:span text:style-name="T60">Personnel OC Pizza</text:span></text:p>
      <text:p text:style-name="P18"><text:span text:style-name="T11">Description</text:span> : <text:span text:style-name="T60">L’utilisateur </text:span><text:span text:style-name="T61">peut consulter le récapitulatif de la commande</text:span></text:p>
      <text:p text:style-name="P18"><text:span text:style-name="T11">Pré-condition </text:span>: <text:span text:style-name="T50"><text:s text:c="3"/>Cas d’utilisateur n°2.</text:span><text:span text:style-name="T53">13: </text:span><text:span text:style-name="T46">Changer le statut de la commande</text:span></text:p>
      <text:p text:style-name="P33"><text:span text:style-name="T14">Démarrage </text:span><text:span text:style-name="T24">: </text:span><text:span text:style-name="T23">L’utilisateur</text:span><text:span text:style-name="T31"> </text:span><text:span text:style-name="T32">change le statut de la commande</text:span></text:p>
      <text:p text:style-name="P28"><text:span text:style-name="T15">Scénario nominal</text:span><text:span text:style-name="T23"> : </text:span></text:p>
      <text:p text:style-name="P38"><text:span text:style-name="T20">1/ </text:span><text:span text:style-name="T30">L’utilisateur </text:span><text:span text:style-name="T31">choisit le changement de statut « </text:span><text:span text:style-name="T32">commande remise »</text:span></text:p>
      <text:p text:style-name="P38"><text:span text:style-name="T20">2/</text:span><text:span text:style-name="T29"> </text:span><text:span text:style-name="T31">Le système met à jour sur l’application le changement de statut</text:span></text:p>
      <text:p text:style-name="P59"><text:span text:style-name="T31">3/ L</text:span><text:span text:style-name="T32">e système génère le récapitulatif de la commande </text:span></text:p>
      <text:p text:style-name="P62"><text:span text:style-name="T20">4/ L’utilisateur a accès au récapitulatif de la commande </text:span></text:p>
      <text:p text:style-name="P62"><text:span text:style-name="T20"/></text:p>
      <text:p text:style-name="P67"><text:span text:style-name="T49"><text:s/>Cas d’utilisateur n°2.</text:span><text:span text:style-name="T53">1</text:span><text:span text:style-name="T54">5</text:span><text:span text:style-name="T53">: </text:span><text:span text:style-name="T47">consulter une recette</text:span></text:p>
      <text:p text:style-name="P10"><text:span text:style-name="T12">Acteur(s)</text:span><text:span text:style-name="T9"> : </text:span><text:span text:style-name="T60">P</text:span><text:span text:style-name="T61">izzaïolo</text:span></text:p>
      <text:p text:style-name="P18"><text:span text:style-name="T11">Description</text:span> : <text:span text:style-name="T60">L’utilisateur </text:span><text:span text:style-name="T61">consulte une recette</text:span></text:p>
      <text:p text:style-name="P18"><text:span text:style-name="T11">Pré-condition </text:span><text:span text:style-name="T50">: </text:span><text:span text:style-name="T49">Cas d’utilisation N°1.</text:span><text:span text:style-name="T55">1</text:span><text:span text:style-name="T49">: </text:span><text:span text:style-name="T48">se connecter à l’application </text:span></text:p>
      <text:p text:style-name="P33"><text:span text:style-name="T14">Démarrage </text:span><text:span text:style-name="T24">: </text:span><text:span text:style-name="T23">L’utilisateur</text:span><text:span text:style-name="T31"> </text:span><text:span text:style-name="T32">est connecté à l’application</text:span></text:p>
      <text:p text:style-name="P28"><text:span text:style-name="T15">Scénario nominal</text:span><text:span text:style-name="T23"> : </text:span></text:p>
      <text:p text:style-name="P38"><text:span text:style-name="T20">1/ </text:span><text:span text:style-name="T30">L’utilisateur </text:span><text:span text:style-name="T31">choisit</text:span><text:span text:style-name="T32"> le produit souhaité</text:span></text:p>
      <text:p text:style-name="P38"><text:span text:style-name="T20">2/</text:span><text:span text:style-name="T29"> </text:span><text:span text:style-name="T31">Le système </text:span><text:span text:style-name="T32">cherche la recette</text:span></text:p>
      <text:p text:style-name="P59"><text:span text:style-name="T31">3/ L</text:span><text:span text:style-name="T32">e système affiche la recette</text:span></text:p>
      <text:p text:style-name="P62"><text:span text:style-name="T20">4/ L’utilisateur accède à la recette</text:span></text:p>
      <text:p text:style-name="P52"/>
      <text:p text:style-name="P61"><text:span text:style-name="T20"/></text:p>
      <text:p text:style-name="P61"><text:span text:style-name="T20"/></text:p>
      <text:p text:style-name="P56"><text:span text:style-name="T29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1T16:18:27.299000000</meta:creation-date>
    <dc:date>2021-10-02T12:19:49.485000000</dc:date>
    <meta:editing-duration>PT15M50S</meta:editing-duration>
    <meta:editing-cycles>2</meta:editing-cycles>
    <meta:generator>LibreOffice/7.1.0.3$Windows_X86_64 LibreOffice_project/f6099ecf3d29644b5008cc8f48f42f4a40986e4c</meta:generator>
    <meta:document-statistic meta:table-count="0" meta:image-count="0" meta:object-count="0" meta:page-count="6" meta:paragraph-count="179" meta:word-count="1367" meta:character-count="9106" meta:non-whitespace-character-count="7827"/>
  </office:meta>
</office:document-meta>
</file>